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685cm" fo:min-width="0.435cm"/>
    </style:style>
    <style:style style:name="gr2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color="#000000"/>
    </style:style>
    <style:style style:name="P2" style:family="paragraph">
      <loext:graphic-properties draw:fill="none"/>
      <style:paragraph-properties fo:text-align="center"/>
      <style:text-properties fo:color="#000000" fo:font-size="18pt" style:font-size-asian="18pt" style:font-size-complex="18pt"/>
    </style:style>
    <style:style style:name="P3" style:family="paragraph">
      <loext:graphic-properties draw:fill="solid" draw:fill-color="#000000"/>
      <style:paragraph-properties fo:text-align="center"/>
      <style:text-properties fo:color="#800000"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color="#800000" fo:font-size="18pt" style:font-size-asian="18pt" style:font-size-complex="18pt"/>
    </style:style>
    <style:style style:name="P5" style:family="paragraph">
      <style:text-properties fo:color="#800000"/>
    </style:style>
    <style:style style:name="P6" style:family="paragraph">
      <loext:graphic-properties draw:fill="none" draw:fill-color="#ffffff"/>
      <style:text-properties fo:color="#800000" fo:font-size="18pt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g>
          <draw:custom-shape draw:style-name="gr1" draw:text-style-name="P2" xml:id="id2" draw:id="id2" draw:layer="layout" svg:width="1.321cm" svg:height="1.321cm" svg:x="4.779cm" svg:y="8.1cm">
            <text:p text:style-name="P1"><text:span text:style-name="T1">1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xml:id="id13" draw:id="id13" draw:layer="layout" svg:width="1.321cm" svg:height="1.321cm" svg:x="18.4cm" svg:y="5.679cm">
            <text:p text:style-name="P1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2" draw:id="id12" draw:layer="layout" svg:width="1.321cm" svg:height="1.321cm" svg:x="15.8cm" svg:y="4.4cm">
            <text:p text:style-name="P1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4" draw:id="id14" draw:layer="layout" svg:width="1.321cm" svg:height="1.321cm" svg:x="18.179cm" svg:y="8.579cm">
            <text:p text:style-name="P1"><text:span text:style-name="T1">1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xml:id="id15" draw:id="id15" draw:layer="layout" svg:width="1.321cm" svg:height="1.321cm" svg:x="16.18cm" svg:y="11.779cm">
            <text:p text:style-name="P1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6" draw:id="id16" draw:layer="layout" svg:width="1.321cm" svg:height="1.321cm" svg:x="13.1cm" svg:y="10.479cm">
            <text:p text:style-name="P1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0" draw:id="id10" draw:layer="layout" svg:width="1.321cm" svg:height="1.321cm" svg:x="11.779cm" svg:y="8.179cm">
            <text:p text:style-name="P1"><text:span text:style-name="T2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1" draw:text-style-name="P2" xml:id="id7" draw:id="id7" draw:layer="layout" svg:width="1.321cm" svg:height="1.321cm" svg:x="7.279cm" svg:y="9.379cm">
            <text:p text:style-name="P1"><text:span text:style-name="T1">1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3" xml:id="id1" draw:id="id1" draw:layer="layout" svg:width="0.4cm" svg:height="0.4cm" svg:x="2.101cm" svg:y="8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4" draw:layer="layout" draw:type="curve" svg:x1="2.501cm" svg:y1="8.8cm" svg:x2="4.779cm" svg:y2="8.761cm" draw:start-shape="id1" draw:start-glue-point="10" draw:end-shape="id2" draw:end-glue-point="6" svg:d="M2501 8800c1708 0 570-39 2278-39" svg:viewBox="0 0 2279 40">
            <text:p/>
          </draw:connector>
          <draw:frame draw:style-name="gr4" draw:text-style-name="P6" draw:layer="layout" svg:width="1.878cm" svg:height="0.962cm" svg:x="1.4cm" svg:y="9.2cm">
            <draw:text-box>
              <text:p text:style-name="P5"><text:span text:style-name="T2">POR</text:span></text:p>
            </draw:text-box>
          </draw:frame>
          <draw:custom-shape draw:style-name="gr1" draw:text-style-name="P2" xml:id="id3" draw:id="id3" draw:layer="layout" svg:width="1.321cm" svg:height="1.321cm" svg:x="7.079cm" svg:y="6.67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4" draw:id="id4" draw:layer="layout" svg:width="1.321cm" svg:height="1.321cm" svg:x="8.679cm" svg:y="4.579cm">
            <text:p text:style-name="P1"><text:span text:style-name="T1">1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17" draw:id="id17" draw:layer="layout" svg:width="1.321cm" svg:height="1.321cm" svg:x="10.079cm" svg:y="10.079cm">
            <text:p text:style-name="P1"><text:span text:style-name="T1">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5" draw:id="id5" draw:layer="layout" svg:width="1.321cm" svg:height="1.321cm" svg:x="11.201cm" svg:y="2.8cm">
            <text:p text:style-name="P1"><text:span text:style-name="T1">1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6" draw:id="id6" draw:layer="layout" svg:width="1.321cm" svg:height="1.321cm" svg:x="9.579cm" svg:y="6.7cm">
            <text:p text:style-name="P1"><text:span text:style-name="T1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7" draw:layer="layout" draw:type="curve" svg:x1="5.44cm" svg:y1="8.1cm" svg:x2="7.079cm" svg:y2="7.34cm" draw:start-shape="id2" draw:start-glue-point="4" draw:end-shape="id3" draw:end-glue-point="6" svg:d="M5440 8100c0-507 546-760 1639-760" svg:viewBox="0 0 1640 761">
            <text:p/>
          </draw:connector>
          <draw:connector draw:style-name="gr5" draw:text-style-name="P7" draw:layer="layout" draw:type="curve" svg:x1="8.679cm" svg:y1="5.24cm" svg:x2="7.74cm" svg:y2="6.679cm" draw:start-shape="id4" draw:start-glue-point="6" draw:end-shape="id3" draw:end-glue-point="4" svg:d="M8679 5240c-626 0-939 479-939 1439" svg:viewBox="0 0 940 1440">
            <text:p/>
          </draw:connector>
          <draw:connector draw:style-name="gr5" draw:text-style-name="P7" draw:layer="layout" draw:type="curve" svg:x1="11.201cm" svg:y1="3.461cm" svg:x2="9.34cm" svg:y2="4.579cm" draw:start-shape="id5" draw:start-glue-point="6" draw:end-shape="id4" draw:end-glue-point="4" svg:d="M11201 3461c-1241 0-1861 372-1861 1118" svg:viewBox="0 0 1862 1119">
            <text:p/>
          </draw:connector>
          <draw:connector draw:style-name="gr5" draw:text-style-name="P7" draw:layer="layout" draw:type="curve" svg:x1="8.4cm" svg:y1="7.34cm" svg:x2="9.579cm" svg:y2="7.361cm" draw:start-shape="id3" draw:start-glue-point="10" draw:end-shape="id6" draw:end-glue-point="6" svg:d="M8400 7340c883 0 294 21 1179 21" svg:viewBox="0 0 1180 22">
            <text:p/>
          </draw:connector>
          <draw:custom-shape draw:style-name="gr1" draw:text-style-name="P2" xml:id="id11" draw:id="id11" draw:layer="layout" svg:width="1.321cm" svg:height="1.321cm" svg:x="13.701cm" svg:y="6.3cm">
            <text:p text:style-name="P1"><text:span text:style-name="T1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8" draw:id="id8" draw:layer="layout" svg:width="1.321cm" svg:height="1.321cm" svg:x="3.079cm" svg:y="10.879cm">
            <text:p text:style-name="P1"><text:span text:style-name="T1">10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xml:id="id9" draw:id="id9" draw:layer="layout" svg:width="1.321cm" svg:height="1.321cm" svg:x="5.5cm" svg:y="12.479cm">
            <text:p text:style-name="P1"><text:span text:style-name="T1">1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5" draw:text-style-name="P7" draw:layer="layout" draw:type="curve" svg:x1="7.94cm" svg:y1="9.379cm" svg:x2="10.24cm" svg:y2="8.021cm" draw:start-shape="id7" draw:start-glue-point="4" draw:end-shape="id6" draw:end-glue-point="8" svg:d="M7940 9379c0-1018 2300-340 2300-1358" svg:viewBox="0 0 2301 1359">
            <text:p/>
          </draw:connector>
          <draw:connector draw:style-name="gr5" draw:text-style-name="P7" draw:layer="layout" draw:type="curve" svg:x1="4.207cm" svg:y1="11.072cm" svg:x2="7.279cm" svg:y2="10.04cm" draw:start-shape="id8" draw:start-glue-point="11" draw:end-shape="id7" draw:end-glue-point="6" svg:d="M4207 11072c2448 0 912-1032 3072-1032" svg:viewBox="0 0 3073 1033">
            <text:p/>
          </draw:connector>
          <draw:connector draw:style-name="gr5" draw:text-style-name="P7" draw:layer="layout" draw:type="curve" svg:x1="6.161cm" svg:y1="12.479cm" svg:x2="7.94cm" svg:y2="10.7cm" draw:start-shape="id9" draw:start-glue-point="4" draw:end-shape="id7" draw:end-glue-point="8" svg:d="M6161 12479c0-1335 1779-446 1779-1779" svg:viewBox="0 0 1780 1780">
            <text:p/>
          </draw:connector>
          <draw:connector draw:style-name="gr5" draw:text-style-name="P7" draw:layer="layout" draw:type="curve" svg:x1="10.9cm" svg:y1="7.361cm" svg:x2="11.972cm" svg:y2="8.372cm" draw:start-shape="id6" draw:start-glue-point="10" draw:end-shape="id10" draw:end-glue-point="5" svg:d="M10900 7361c715 0 1072 337 1072 1011" svg:viewBox="0 0 1073 1012">
            <text:p/>
          </draw:connector>
          <draw:connector draw:style-name="gr5" draw:text-style-name="P7" draw:layer="layout" draw:type="curve" svg:x1="13.701cm" svg:y1="6.961cm" svg:x2="12.44cm" svg:y2="8.179cm" draw:start-shape="id11" draw:start-glue-point="6" draw:end-shape="id10" draw:end-glue-point="4" svg:d="M13701 6961c-841 0-1261 406-1261 1218" svg:viewBox="0 0 1262 1219">
            <text:p/>
          </draw:connector>
          <draw:connector draw:style-name="gr5" draw:text-style-name="P7" draw:layer="layout" draw:type="curve" svg:x1="15.8cm" svg:y1="5.061cm" svg:x2="14.362cm" svg:y2="6.3cm" draw:start-shape="id12" draw:start-glue-point="6" draw:end-shape="id11" draw:end-glue-point="4" svg:d="M15800 5061c-959 0-1438 413-1438 1239" svg:viewBox="0 0 1439 1240">
            <text:p/>
          </draw:connector>
          <draw:connector draw:style-name="gr5" draw:text-style-name="P7" draw:layer="layout" draw:type="curve" svg:x1="19.061cm" svg:y1="5.679cm" svg:x2="17.121cm" svg:y2="5.061cm" draw:start-shape="id13" draw:start-glue-point="4" draw:end-shape="id12" draw:end-glue-point="10" svg:d="M19061 5679c0-412-646-618-1940-618" svg:viewBox="0 0 1941 619">
            <text:p/>
          </draw:connector>
          <draw:connector draw:style-name="gr5" draw:text-style-name="P7" draw:layer="layout" draw:type="curve" svg:x1="18.84cm" svg:y1="8.579cm" svg:x2="19.528cm" svg:y2="6.807cm" draw:start-shape="id14" draw:start-glue-point="4" draw:end-shape="id13" draw:end-glue-point="9" svg:d="M18840 8579c0-1185 688-299 688-1772" svg:viewBox="0 0 689 1773">
            <text:p/>
          </draw:connector>
          <draw:connector draw:style-name="gr5" draw:text-style-name="P7" draw:layer="layout" draw:type="curve" svg:x1="17.501cm" svg:y1="12.44cm" svg:x2="18.84cm" svg:y2="9.9cm" draw:start-shape="id15" draw:start-glue-point="10" draw:end-shape="id14" draw:end-glue-point="8" svg:d="M17501 12440c893 0 1339-846 1339-2540" svg:viewBox="0 0 1340 2541">
            <text:p/>
          </draw:connector>
          <draw:connector draw:style-name="gr5" draw:text-style-name="P7" draw:layer="layout" draw:type="curve" svg:x1="12.44cm" svg:y1="9.5cm" svg:x2="13.293cm" svg:y2="10.672cm" draw:start-shape="id10" draw:start-glue-point="8" draw:end-shape="id16" draw:end-glue-point="5" svg:d="M12440 9500c0 782 284 1172 853 1172" svg:viewBox="0 0 854 1173">
            <text:p/>
          </draw:connector>
          <draw:connector draw:style-name="gr5" draw:text-style-name="P7" draw:layer="layout" draw:type="curve" svg:x1="14.228cm" svg:y1="11.607cm" svg:x2="16.18cm" svg:y2="12.44cm" draw:start-shape="id16" draw:start-glue-point="9" draw:end-shape="id15" draw:end-glue-point="6" svg:d="M14228 11607c1608 0 632 833 1952 833" svg:viewBox="0 0 1953 834">
            <text:p/>
          </draw:connector>
          <draw:connector draw:style-name="gr5" draw:text-style-name="P7" draw:layer="layout" draw:type="curve" svg:x1="10.74cm" svg:y1="10.079cm" svg:x2="11.779cm" svg:y2="8.84cm" draw:start-shape="id17" draw:start-glue-point="4" draw:end-shape="id10" draw:end-glue-point="6" svg:d="M10740 10079c0-826 346-1239 1039-1239" svg:viewBox="0 0 1040 1240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8:36:58.972000000</meta:creation-date>
    <dc:date>2016-02-17T19:10:12.869000000</dc:date>
    <meta:editing-duration>PT22S</meta:editing-duration>
    <meta:editing-cycles>1</meta:editing-cycles>
    <meta:document-statistic meta:object-count="36"/>
    <meta:generator>LibreOffice/5.1.0.3$Windows_x86 LibreOffice_project/5e3e00a007d9b3b6efb6797a8b8e57b51ab1f737</meta:generator>
  </office:meta>
</office:document-meta>
</file>